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moteRepository.URLRemoteRepository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moteRepository.URLRemoteRepository( LocalAdapterFactory factory ,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moteRepository.URLRemoteRepository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